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26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8" style:family="paragraph" style:parent-style-name="Standard" style:list-style-name="L3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2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0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31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32" style:family="paragraph" style:parent-style-name="Standard" style:list-style-name="L4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3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6555877727019838635" text:style-name="L1">
        <text:list-item>
          <text:list>
            <text:list-header>
              <text:p text:style-name="P27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6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8591848459534849676" text:style-name="L2">
        <text:list-item>
          <text:list>
            <text:list-header>
              <text:p text:style-name="P29">41.8 miles in the last week </text:p>
              <text:p text:style-name="P29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0">19 miles in the last week</text:p>
      <text:p text:style-name="P20"/>
      <text:p text:style-name="P20"/>
      <text:p text:style-name="P20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  <text:p text:style-name="P18"/>
      <text:p text:style-name="P18">Mon 9/11/2017 <text:span text:style-name="T1">no running</text:span></text:p>
      <text:p text:style-name="P17"/>
      <text:p text:style-name="P18">Tues 9/12/2017 <text:span text:style-name="T1">2 miles</text:span></text:p>
      <text:p text:style-name="P18">I jogged out and back on hilly roads for 2 miles. <text:s/>My legs felt better when I was running uphill. Splits: 14:30 and 11:55</text:p>
      <text:p text:style-name="P18"/>
      <text:p text:style-name="P18">Wed 9/13/2017 <text:span text:style-name="T1">2 miles</text:span></text:p>
      <text:p text:style-name="P18">I did the same run as yesterday. Splits: 11:15 and 10:11</text:p>
      <text:p text:style-name="P18"/>
      <text:p text:style-name="P18">Thur 9/14/2017 <text:span text:style-name="T1">4 miles</text:span></text:p>
      <text:p text:style-name="P18">I walked and ran 4 miles on a mostly flat course and averaged about 12:00/mile. <text:s/>At the beginning of each ¼ mile I walked about 55 yards. </text:p>
      <text:p text:style-name="P18"/>
      <text:p text:style-name="P18">Fri 9/15/2017 <text:span text:style-name="T1">6 miles</text:span></text:p>
      <text:p text:style-name="P18">I ran the same slightly hilly 6 mile loop as I did on August 15 and 29 when I ran 3 x 6 miles for my 18 and 20 mile runs. Today I felt better as I ran and think I am recovering fast from Sunday's marathon.</text:p>
      <text:p text:style-name="P18">Today's splits: 10:59, 10:23: 10:10, 9:55, 9:13, 8:56 <text:s text:c="2"/>Average pace 9:56</text:p>
      <text:p text:style-name="P18"/>
      <text:p text:style-name="P17">40.5 miles in the last week</text:p>
      <text:p text:style-name="P17"/>
      <text:p text:style-name="P17"/>
      <text:p text:style-name="P17"/>
      <text:p text:style-name="P17"/>
      <text:p text:style-name="P17"><text:soft-page-break/><text:span text:style-name="T2">Sat 9/16/2017</text:span> no running</text:p>
      <text:p text:style-name="P18"/>
      <text:p text:style-name="P18">Sun 9/17/2017 <text:span text:style-name="T1">2 miles</text:span></text:p>
      <text:p text:style-name="P18">I walked 2 miles on a hilly course and averaged 15:45/mile. <text:s/>I felt tired. <text:s/></text:p>
      <text:p text:style-name="P18"/>
      <text:p text:style-name="P18">Mon 9/18/2017 <text:span text:style-name="T1">4 miles</text:span></text:p>
      <text:p text:style-name="P18">I ran 1 mile to the Allegheny track in 10:29 and rested 2:00.</text:p>
      <text:p text:style-name="P18">Then I ran 8 x 200 meters with a 200 meter jog after each run. <text:s/>Each jog took about 1:30. <text:s/>The first 4 runs averaged 63 s and the second 4 averaged 59.4 s.</text:p>
      <text:p text:style-name="P18">I warmed down with a 1 mile jog home.</text:p>
      <text:p text:style-name="P18"/>
      <text:p text:style-name="P18">Tues 9/19/2017 <text:span text:style-name="T1">4 miles</text:span></text:p>
      <text:p text:style-name="P18">I ran 4 miles mainly on a hilly course in 38:40 or 9:40/mile. <text:s/>At the beginning of the 2<text:span text:style-name="T3">nd</text:span> mile and at the end of the 3<text:span text:style-name="T3">rd</text:span> mile I ran 200 meters on level ground. <text:s/>Times for the 200 meter runs: 59 s and 56 s. I felt better than I did yesterday.</text:p>
      <text:p text:style-name="P18"/>
      <text:p text:style-name="P18">Wed 9/20/2017 <text:span text:style-name="T1">4.5 miles</text:span></text:p>
      <text:p text:style-name="P18">I ran almost the same hilly 4 mile course as yesterday except I added on about ¼ mile in the middle of the course. <text:s/>Today I ran 4.25 miles in 38:10 or 8:58/mile. <text:s/>At the beginning of the 2<text:span text:style-name="T3">nd</text:span> mile and at the beginning of the 4<text:span text:style-name="T3">th </text:span><text:s/>mile I ran 200 meters on level ground. <text:s/>Times for the 200 meter runs: 56 s and 57 s. <text:s/>I walked ¼ mile to warm down. <text:s/>I felt better than I did yesterday.</text:p>
      <text:p text:style-name="P18"/>
      <text:p text:style-name="P18">Thur 9/21/2017 <text:span text:style-name="T1">5.8 miles</text:span></text:p>
      <text:p text:style-name="P18">I ran 2 miles on slightly hilly roads in 18:01 or 9:00/mile. This run included a 200 meter stretch that I ran on level ground at the beginning of the second mile in 60 s. <text:s/>Then I ran 3.8 miles mainly with Mark Ams. <text:s/>This run included </text:p>
      <text:p text:style-name="P18">6 x 200 meters on the college track with a 200 meter jog after each run. <text:s/>The jogs were all about 1:45. The 200 meter runs averaged 60 s.</text:p>
      <text:p text:style-name="P18"/>
      <text:p text:style-name="P18">Fri 9/22/2017 <text:span text:style-name="T1">no running</text:span></text:p>
      <text:p text:style-name="P17"/>
      <text:p text:style-name="P17">20.3 miles in the last week</text:p>
      <text:p text:style-name="P17"/>
      <text:p text:style-name="P17"/>
      <text:p text:style-name="P17"/>
      <text:p text:style-name="P11"/>
      <text:p text:style-name="P21"><text:soft-page-break/>Sat 9/23/2017 <text:span text:style-name="T1">21miles</text:span></text:p>
      <text:p text:style-name="P21">I ran and walked 20 miles with Jim Fitch. <text:s/>We divided the run/walk into three slightly hilly loops each separated by a few minutes rest. <text:s/>The loops were 6 miles, 6 miles and 8 miles long. We started at 5:30 AM and it was cool for the first 12 miles. <text:s/>We had sufficient amounts of liquids and calories. <text:s/>The average paces for the loops were 12:51/mile, 12:45/mile and 12:26/mile. About 2 hours later I walked 1 mile on a hilly loop with Mary Jane.</text:p>
      <text:p text:style-name="P21"/>
      <text:p text:style-name="P22">In the last 11 weeks my runs over 10 miles have been:</text:p>
      <text:list xml:id="list6549192094363546965" text:style-name="L3">
        <text:list-item>
          <text:p text:style-name="P28">July <text:s text:c="5"/>9 – 11 miles</text:p>
        </text:list-item>
        <text:list-item>
          <text:p text:style-name="P28">July <text:s text:c="3"/>16 – 14.2 <text:s/>miles</text:p>
        </text:list-item>
        <text:list-item>
          <text:p text:style-name="P28">Aug<text:tab/> <text:s/>8 – 10.25 <text:s/>miles</text:p>
        </text:list-item>
        <text:list-item>
          <text:p text:style-name="P28">Aug<text:tab/>15 – 18 <text:s/>miles</text:p>
        </text:list-item>
        <text:list-item>
          <text:p text:style-name="P28">Aug<text:tab/>29 – 20.5 <text:s/>miles</text:p>
        </text:list-item>
        <text:list-item>
          <text:p text:style-name="P28">Sept <text:tab/>10 – 26.5 <text:s/>miles</text:p>
        </text:list-item>
        <text:list-item>
          <text:p text:style-name="P28">Sept <text:tab/>23 – 21 miles</text:p>
        </text:list-item>
      </text:list>
      <text:p text:style-name="P21"/>
      <text:p text:style-name="P22">Now I will start my 3 week taper for the Amsterdam Marathon on October 15.</text:p>
      <text:p text:style-name="P22"/>
      <text:p text:style-name="P22"><text:span text:style-name="T2">Sun 9/24/2017 </text:span>no running </text:p>
      <text:p text:style-name="P22"/>
      <text:p text:style-name="P22"><text:span text:style-name="T2">Mon 9/25/2017 </text:span>2 miles </text:p>
      <text:p text:style-name="P21">I ran ½ mile to the Wise Center and then used weight machines for a light full body workout. <text:s/>I ran 1 mile in 9:00 on a treadmill and then jogged ½ mile home.</text:p>
      <text:p text:style-name="P21"/>
      <text:p text:style-name="P21">Tues 9/26/2017 <text:span text:style-name="T1">4.25 miles</text:span> </text:p>
      <text:p text:style-name="P21">I ran 4 miles on hilly roads and averaged 9:16/mile. Then I jogged ¼ mile.</text:p>
      <text:p text:style-name="P21"/>
      <text:p text:style-name="P21">Wed 9/27/2017 <text:span text:style-name="T1">no running</text:span></text:p>
      <text:p text:style-name="P21">We drove to Chatham NY outside of Albany.</text:p>
      <text:p text:style-name="P21"/>
      <text:p text:style-name="P21">Thur 9/28/2017 <text:span text:style-name="T1">2.2 miles</text:span></text:p>
      <text:p text:style-name="P21">I ran out and back on a very hilly course 2.2 miles. <text:s/>The first 1.1 miles included about 0.9 miles uphill and about 0,1 miles downhill. <text:s/>The second 1.1 miles included about 0.9 miles downhill and about 0,1 miles uphill. <text:s/>Time: 24 minutes. </text:p>
      <text:p text:style-name="P21">We drove to Cape Code</text:p>
      <text:p text:style-name="P21"/>
      <text:p text:style-name="P21">Fri 9/29/2017 <text:span text:style-name="T1">4.25 miles in Dennis Port Mass</text:span></text:p>
      <text:p text:style-name="P21">I ran 1.25 miles averaging 8:55/mile and rested about 1 minute.</text:p>
      <text:p text:style-name="P21">Then 2 x ½ mile with a ¼ mile jog after each run and then about a one minute rest. </text:p>
      <text:p text:style-name="P21"><text:tab/>Times for the ½ mile runs: 3:46, 3:48</text:p>
      <text:p text:style-name="P21">Then 1.25 miles averaging 8:54/mile followed by a ¼ mile walk to warm down.</text:p>
      <text:p text:style-name="P23"/>
      <text:list xml:id="list116906907907535961" text:style-name="L4">
        <text:list-item>
          <text:list>
            <text:list-header>
              <text:p text:style-name="P30">33.7 miles in the last week</text:p>
              <text:p text:style-name="P31"/>
              <text:p text:style-name="P32"><text:soft-page-break/>Sat 9/30/2017 <text:span text:style-name="T1">7.2 miles</text:span></text:p>
            </text:list-header>
          </text:list>
        </text:list-item>
      </text:list>
      <text:p text:style-name="P24">I ran 7 miles and averaged 8:59/mile. <text:s/>Then I walked 0.2 miles</text:p>
      <text:p text:style-name="P24"/>
      <text:p text:style-name="P24"/>
      <text:p text:style-name="P24">Sun 10/1/2017 <text:span text:style-name="T1">1 mile</text:span></text:p>
      <text:p text:style-name="P24">I ran about 1 mile on a hilly trail.</text:p>
      <text:p text:style-name="P24"/>
      <text:p text:style-name="P24"/>
      <text:p text:style-name="P24">Mon 10/2/2017 <text:span text:style-name="T1">12.4 miles</text:span></text:p>
      <text:p text:style-name="P24">I ran 8 miles and averaged 8:46/mile. <text:s/>The first mile was in 9:06 and the last in 8:17. Then I walked 0.4 miles. <text:s/>Later on in the day I walked twice for a total of about 4 miles. </text:p>
      <text:p text:style-name="P24"/>
      <text:p text:style-name="P24"/>
      <text:p text:style-name="P24">Tues 10/3/2017 <text:s/><text:span text:style-name="T1">5.3 miles</text:span></text:p>
      <text:p text:style-name="P24">I walked and ran 5 miles and average 10:59/mile. <text:s/>I ran ¾ miles, walked ¼ mile and repeated until I reached 5 miles. <text:s/>Then I jogged 0.3 miles</text:p>
      <text:p text:style-name="P24"/>
      <text:p text:style-name="P24"/>
      <text:p text:style-name="P24">Wed 10/4/2017 <text:span text:style-name="T1">no running</text:span> </text:p>
      <text:p text:style-name="P24">We drove from Cape Cod to Rochester NY.</text:p>
      <text:p text:style-name="P24"/>
      <text:p text:style-name="P24"/>
      <text:p text:style-name="P24">Thur 10/5/2017 <text:span text:style-name="T1">3 miles</text:span></text:p>
      <text:p text:style-name="P24">We drove home to Meadville. I ran 3 miles in about 32 minutes.</text:p>
      <text:p text:style-name="P24"/>
      <text:p text:style-name="P24"/>
      <text:p text:style-name="P24">Fri 10/6/2017 <text:span text:style-name="T1">2.5 miles</text:span></text:p>
      <text:p text:style-name="P24">I ran 2.1 miles on slightly hilly roads and averaged 9:58/mile. <text:s/>Then I walked 0.4 miles.</text:p>
      <text:p text:style-name="P24"/>
      <text:p text:style-name="P25">miles in the last week 31.4</text:p>
      <text:p text:style-name="P25"/>
      <text:p text:style-name="P25"/>
      <text:p text:style-name="P25"/>
      <text:p text:style-name="P24"><text:soft-page-break/>Sat 10/7/2017 <text:span text:style-name="T1">4.8 miles</text:span></text:p>
      <text:p text:style-name="P24">I ran 4.5 miles on hilly roads and averaged 9:26/mile. <text:s/>Then I walked 0.3 miles.</text:p>
      <text:p text:style-name="P24"/>
      <text:p text:style-name="P24">Sun 10/8/2017 <text:span text:style-name="T1">no running</text:span></text:p>
      <text:p text:style-name="P24">We started our trip to Amsterdam.</text:p>
      <text:p text:style-name="P24"/>
      <text:p text:style-name="P24">Mon 10/9/2017 <text:span text:style-name="T1">no running</text:span></text:p>
      <text:p text:style-name="P24">We arrived in Amsterdam.</text:p>
      <text:p text:style-name="P24"/>
      <text:p text:style-name="P24">Tues 10/10/2017 <text:span text:style-name="T1">3.3 miles</text:span></text:p>
      <text:p text:style-name="P24">I ran 3 miles on bike paths in Amsterdam. Spits: 9:18, 9:04 and 8:34</text:p>
      <text:p text:style-name="P24">Then I walked 0.3 miles. </text:p>
      <text:p text:style-name="P24"/>
      <text:p text:style-name="P24">Wed 10/11/2017 <text:span text:style-name="T1">no running</text:span></text:p>
      <text:p text:style-name="P24"/>
      <text:p text:style-name="P24">Thur 10/12/2017 <text:span text:style-name="T1">4 miles</text:span></text:p>
      <text:p text:style-name="P24">I ran 1.5 miles and walked 2.5 miles.</text:p>
      <text:p text:style-name="P24"/>
      <text:p text:style-name="P24">Fri 10/13/2017 <text:span text:style-name="T1">3.5 miles</text:span></text:p>
      <text:p text:style-name="P24">I ran 3.2 miles at about 9:50/mile. <text:s/>Then I walked 0.3 miles</text:p>
      <text:p text:style-name="P24"/>
      <text:p text:style-name="P25">in the last week 15.6</text:p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Sat Oct 14, 2017 no running</text:p>
      <text:p text:style-name="P11"/>
      <text:p text:style-name="P11">Sun Oct 15, 2017 <text:span text:style-name="T1">26.2 miles </text:span></text:p>
      <text:p text:style-name="P1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1"/>
      <text:p text:style-name="P11">Mon Oct 16, 2017 <text:s/><text:span text:style-name="T1">3 miles</text:span></text:p>
      <text:p text:style-name="P1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1"/>
      <text:p text:style-name="P11">Tues Oct 17, 2017 <text:span text:style-name="T1">3 miles</text:span></text:p>
      <text:p text:style-name="P11">I walked and ran 3 miles.</text:p>
      <text:p text:style-name="P11"/>
      <text:p text:style-name="P11">Wed Oct 18, 2017 <text:span text:style-name="T1">3.35 miles</text:span></text:p>
      <text:p text:style-name="P11">I ran 3 miles on walking paths. Splits: 9:17, 8:39, 8:41 <text:s/>average pace = 8:52/mile</text:p>
      <text:p text:style-name="P11">I walked 0.35 miles at average pace of 15:18/mile. </text:p>
      <text:p text:style-name="P11"/>
      <text:p text:style-name="P11">Thur Oct 19, 2017 <text:span text:style-name="T1">4.5 miles</text:span></text:p>
      <text:p text:style-name="P11">jogged ¼ mile </text:p>
      <text:p text:style-name="P11">I ran about 4 miles on walking and bike paths in 35:45. Out in 18:15 and back in 17:30</text:p>
      <text:p text:style-name="P11">jogged ¼ mile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10-19T06:41:44.17</dc:date>
    <dc:creator>James Lombardi</dc:creator>
    <meta:editing-duration>P1DT10H43M58S</meta:editing-duration>
    <meta:editing-cycles>179</meta:editing-cycles>
    <meta:generator>OpenOffice/4.1.2$Win32 OpenOffice.org_project/412m3$Build-9782</meta:generator>
    <meta:document-statistic meta:table-count="0" meta:image-count="0" meta:object-count="0" meta:page-count="15" meta:paragraph-count="271" meta:word-count="4677" meta:character-count="23529"/>
  </office:meta>
</office:document-meta>
</file>